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1.0444in"/>
    </style:style>
    <style:style style:name="Table1.C" style:family="table-column">
      <style:table-column-properties style:column-width="1.0618in"/>
    </style:style>
    <style:style style:name="Table1.D" style:family="table-column">
      <style:table-column-properties style:column-width="1.9306in"/>
    </style:style>
    <style:style style:name="Table1.E" style:family="table-column">
      <style:table-column-properties style:column-width="1.4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color="#000000" loext:opacity="100%" fo:font-weight="bold" officeooo:rsid="001fb6cc" officeooo:paragraph-rsid="001fb6cc" style:font-weight-asian="bold" style:font-weight-complex="bold"/>
    </style:style>
    <style:style style:name="P2" style:family="paragraph" style:parent-style-name="Standard">
      <style:text-properties fo:color="#000000" loext:opacity="100%" fo:font-weight="bold" officeooo:rsid="001e3da8" officeooo:paragraph-rsid="001e3da8" style:font-weight-asian="bold" style:font-weight-complex="bold"/>
    </style:style>
    <style:style style:name="P3" style:family="paragraph" style:parent-style-name="Standard">
      <style:text-properties fo:font-weight="bold" officeooo:rsid="0017555b" officeooo:paragraph-rsid="0017555b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7555b" officeooo:paragraph-rsid="0017555b" style:font-weight-asian="bold" style:font-weight-complex="bold"/>
    </style:style>
    <style:style style:name="P5" style:family="paragraph" style:parent-style-name="Standard">
      <style:text-properties fo:color="#5eb91e" loext:opacity="100%" fo:font-weight="bold" officeooo:rsid="0017555b" officeooo:paragraph-rsid="0017555b" style:font-weight-asian="bold" style:font-weight-complex="bold"/>
    </style:style>
    <style:style style:name="P6" style:family="paragraph" style:parent-style-name="Standard">
      <style:text-properties fo:color="#5eb91e" loext:opacity="100%" fo:font-weight="bold" officeooo:rsid="001b7417" officeooo:paragraph-rsid="001b7417" style:font-weight-asian="bold" style:font-weight-complex="bold"/>
    </style:style>
    <style:style style:name="P7" style:family="paragraph" style:parent-style-name="Standard">
      <style:text-properties fo:color="#5eb91e" loext:opacity="100%" fo:font-weight="bold" officeooo:rsid="001fb6cc" officeooo:paragraph-rsid="001fb6cc" style:font-weight-asian="bold" style:font-weight-complex="bold"/>
    </style:style>
    <style:style style:name="P8" style:family="paragraph" style:parent-style-name="Table_20_Contents">
      <style:text-properties fo:color="#5eb91e" loext:opacity="100%"/>
    </style:style>
    <style:style style:name="P9" style:family="paragraph" style:parent-style-name="Heading_20_2">
      <style:text-properties officeooo:paragraph-rsid="001fb6cc"/>
    </style:style>
    <style:style style:name="P10" style:family="paragraph" style:parent-style-name="Heading_20_2" style:list-style-name="L2">
      <style:text-properties fo:color="#000000" loext:opacity="100%" fo:font-weight="bold" officeooo:rsid="001fb6cc" officeooo:paragraph-rsid="002399c7" style:font-weight-asian="bold" style:font-weight-complex="bold"/>
    </style:style>
    <style:style style:name="P11" style:family="paragraph" style:parent-style-name="Heading_20_2" style:list-style-name="L5">
      <style:text-properties officeooo:paragraph-rsid="0024b6bc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fo:color="#5eb91e" loext:opacity="100%"/>
    </style:style>
    <style:style style:name="P15" style:family="paragraph" style:parent-style-name="Text_20_body" style:list-style-name="L2">
      <style:text-properties fo:color="#ff0000" loext:opacity="100%"/>
    </style:style>
    <style:style style:name="P16" style:family="paragraph" style:parent-style-name="Text_20_body" style:list-style-name="L3"/>
    <style:style style:name="P17" style:family="paragraph" style:parent-style-name="Text_20_body" style:list-style-name="L4">
      <style:text-properties officeooo:paragraph-rsid="002399c7"/>
    </style:style>
    <style:style style:name="P18" style:family="paragraph" style:parent-style-name="Text_20_body" style:list-style-name="L2">
      <style:text-properties fo:background-color="#ffff00"/>
    </style:style>
    <style:style style:name="P19" style:family="paragraph" style:parent-style-name="Text_20_body">
      <style:text-properties officeooo:paragraph-rsid="00261435"/>
    </style:style>
    <style:style style:name="T1" style:family="text">
      <style:text-properties fo:font-weight="bold"/>
    </style:style>
    <style:style style:name="T2" style:family="text">
      <style:text-properties fo:color="#5eb91e" loext:opacity="100%"/>
    </style:style>
    <style:style style:name="T3" style:family="text">
      <style:text-properties fo:color="#5eb91e" loext:opacity="100%" officeooo:rsid="001a7292"/>
    </style:style>
    <style:style style:name="T4" style:family="text">
      <style:text-properties style:text-position="super 58%"/>
    </style:style>
    <style:style style:name="T5" style:family="text">
      <style:text-properties officeooo:rsid="00216bbb"/>
    </style:style>
    <style:style style:name="T6" style:family="text">
      <style:text-properties officeooo:rsid="0021fd5e"/>
    </style:style>
    <style:style style:name="T7" style:family="text">
      <style:text-properties fo:color="#000080" loext:opacity="100%"/>
    </style:style>
    <style:style style:name="T8" style:family="text">
      <style:text-properties officeooo:rsid="0024b6bc"/>
    </style:style>
    <style:style style:name="T9" style:family="text">
      <style:text-properties officeooo:rsid="00261435"/>
    </style:style>
    <style:style style:name="T10" style:family="text">
      <style:text-properties officeooo:rsid="00261435" fo:background-color="#ffff00" loext:char-shading-value="0"/>
    </style:style>
    <style:style style:name="T11" style:family="text">
      <style:text-properties officeooo:rsid="00261435" fo:background-color="#ffff00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:11l">
        <text:section text:style-name="Sect1" text:name=":10u">
          <text:p text:style-name="Text_20_body"/>
          <text:p text:style-name="Text_20_body"/>
          <text:p text:style-name="Text_20_body"/>
          <text:p text:style-name="Text_20_body">Your LangGraph Designer is a React/TypeScript application with several key components:</text:p>
          <text:list text:style-name="L1">
            <text:list-item>
              <text:p text:style-name="P12"><text:span text:style-name="T1">Workflow Graph Visualization</text:span>: Using ReactFlow for graph visualization with custom node types</text:p>
            </text:list-item>
            <text:list-item>
              <text:p text:style-name="P12"><text:span text:style-name="T1">State Management</text:span>: Using Zustand for workflow state management</text:p>
            </text:list-item>
            <text:list-item>
              <text:p text:style-name="P12"><text:span text:style-name="T1">Component Structure</text:span>: Well-organized component hierarchy with specialized node components</text:p>
            </text:list-item>
            <text:list-item>
              <text:p text:style-name="P12"><text:span text:style-name="T1">UI Framework</text:span>: Material UI for consistent styling</text:p>
            </text:list-item>
          </text:list>
          <text:p text:style-name="Text_20_body">Based on our exploration and the information from your memories, I can see that your LangGraph Designer is a well-structured React application with several key components. Let me suggest some next steps for improving and extending your application:</text:p>
          <text:p text:style-name="Text_20_body">Next Steps for LangGraph Designer</text:p>
          <text:list xml:id="list4038595962" text:style-name="L2">
            <text:list-item>
              <text:p text:style-name="P13"><text:span text:style-name="T1">Implement Automated Testing</text:span>:</text:p>
              <text:list>
                <text:list-item>
                  <text:p text:style-name="P13">Add unit tests for your React components, especially for critical components like the workflow graph and node components</text:p>
                </text:list-item>
                <text:list-item>
                  <text:p text:style-name="P13">Implement integration tests for the workflow creation and editing functionality</text:p>
                </text:list-item>
                <text:list-item>
                  <text:p text:style-name="P13">Set up end-to-end tests to ensure the entire application works as expected</text:p>
                </text:list-item>
              </text:list>
            </text:list-item>
            <text:list-item>
              <text:h text:style-name="P10" text:outline-level="2"><text:span text:style-name="T6">ADD then </text:span>Update tests</text:h>
            </text:list-item>
          </text:list>
          <text:list text:style-name="L4">
            <text:list-item>
              <text:p text:style-name="P17"><text:span text:style-name="Emphasis">Add </text:span><text:span text:style-name="Source_20_Text">start.spec.ts</text:span><text:span text:style-name="Emphasis"> to /packages/runtime‑core/</text:span><text:span text:style-name="Strong_20_Emphasis">tests</text:span></text:p>
            </text:list-item>
            <text:list-item>
              <text:p text:style-name="P17">Test cases:</text:p>
            </text:list-item>
            <text:list-item>
              <text:p text:style-name="P17">fails when no Start node.</text:p>
            </text:list-item>
            <text:list-item>
              <text:p text:style-name="P17">fails on two Start nodes when neither is <text:span text:style-name="Source_20_Text">multi</text:span>.</text:p>
            </text:list-item>
            <text:list-item>
              <text:p text:style-name="P17">passes with <text:span text:style-name="Source_20_Text">multi</text:span> and three outgoing edges.</text:p>
            </text:list-item>
            <text:list-item>
              <text:p text:style-name="P17">warns about missing UserProxyAgent when <text:span text:style-name="Source_20_Text">human</text:span> trigger in Autogen.</text:p>
            </text:list-item>
            <text:list-item>
              <text:p text:style-name="P17">errors if <text:span text:style-name="Source_20_Text">resume_capable</text:span> without checkpointStore.</text:p>
            </text:list-item>
          </text:list>
          <text:list text:continue-list="list4038595962" text:style-name="L2">
            <text:list-item>
              <text:p text:style-name="P14"><text:span text:style-name="T1">Enhance Node Positioning Logic</text:span>:</text:p>
              <text:list>
                <text:list-item>
                  <text:p text:style-name="P14">You've already implemented fixed node positioning, but you could add a "smart layout" feature that automatically arranges nodes in an optimal way when requested by the user</text:p>
                </text:list-item>
                <text:list-item>
                  <text:p text:style-name="P14">Add a grid snap feature to help with manual positioning</text:p>
                </text:list-item>
              </text:list>
            </text:list-item>
            <text:list-item>
              <text:p text:style-name="P14"><text:soft-page-break/><text:span text:style-name="T1">Improve Workflow Validation</text:span>:</text:p>
              <text:list>
                <text:list-item>
                  <text:p text:style-name="P14">Implement validation rules to ensure workflows are valid before saving</text:p>
                </text:list-item>
                <text:list-item>
                  <text:p text:style-name="P14">Add visual indicators for invalid connections or missing required properties</text:p>
                </text:list-item>
              </text:list>
            </text:list-item>
            <text:list-item>
              <text:p text:style-name="P13"><text:span text:style-name="T1">Add Export/Import Functionality</text:span>:</text:p>
              <text:list>
                <text:list-item>
                  <text:p text:style-name="P13">Create functionality to export workflows as JSON or Python code</text:p>
                </text:list-item>
                <text:list-item>
                  <text:p text:style-name="P13">Implement an import feature to load workflows from JSON</text:p>
                </text:list-item>
              </text:list>
            </text:list-item>
            <text:list-item>
              <text:p text:style-name="P15"><text:span text:style-name="T1">Enhance the User Interface</text:span>:</text:p>
              <text:list>
                <text:list-item>
                  <text:p text:style-name="P15">Add a minimap for navigating large workflows</text:p>
                </text:list-item>
                <text:list-item>
                  <text:p text:style-name="P15">Implement a zoom control panel</text:p>
                </text:list-item>
                <text:list-item>
                  <text:p text:style-name="P15">Add keyboard shortcuts for common actions</text:p>
                </text:list-item>
              </text:list>
            </text:list-item>
            <text:list-item>
              <text:p text:style-name="P13"><text:span text:style-name="T1">Optimize Performance</text:span>:</text:p>
              <text:list>
                <text:list-item>
                  <text:p text:style-name="P13">Implement virtualization for large workflows</text:p>
                </text:list-item>
                <text:list-item>
                  <text:p text:style-name="P13">Add memoization for expensive computations</text:p>
                </text:list-item>
                <text:list-item>
                  <text:p text:style-name="P13">Optimize rendering of nodes and edges</text:p>
                </text:list-item>
              </text:list>
            </text:list-item>
            <text:list-item>
              <text:p text:style-name="P13"><text:span text:style-name="T1">Implement Collaboration Features</text:span>:</text:p>
              <text:list>
                <text:list-item>
                  <text:p text:style-name="P13">Add real-time collaboration using WebSockets</text:p>
                </text:list-item>
                <text:list-item>
                  <text:p text:style-name="P13">Implement version control for workflows</text:p>
                </text:list-item>
              </text:list>
            </text:list-item>
            <text:list-item>
              <text:p text:style-name="P13"><text:span text:style-name="T1">Enhance Documentation</text:span>:</text:p>
              <text:list>
                <text:list-item>
                  <text:p text:style-name="P13">Add inline help and tooltips</text:p>
                </text:list-item>
                <text:list-item>
                  <text:p text:style-name="P18">Create a comprehensive user guide</text:p>
                </text:list-item>
              </text:list>
            </text:list-item>
          </text:list>
          <text:p text:style-name="Text_20_body">Would you like me to help you implement any of these features? Or would you prefer to focus on a different aspect of your LangGraph Designer application?</text:p>
          <text:p text:style-name="Text_20_body"/>
          <text:p text:style-name="Text_20_body"/>
        </text:section>
      </text:section>
      <text:p text:style-name="P5">Need to add gitHub Info to workflow details page</text:p>
      <text:p text:style-name="P5"/>
      <text:p text:style-name="P2">Add validation counter for each user to be reapproved starting at 153 days with 7 day first warning, 14 day second warning, 21 day third warning and escalation, final 28<text:span text:style-name="T4">th</text:span> day warning notifying that access will be deleted in 7 days if not validated.</text:p>
      <text:p text:style-name="P2"/>
      <text:p text:style-name="P7">Update the Agent Details “Settings” section to match AOAA</text:p>
      <text:p text:style-name="P1"/>
      <text:p text:style-name="P7"><text:soft-page-break/>Update the “Start” operator to be a hum<text:span text:style-name="T5">a</text:span>n chat or a trigger. <text:s/>Ask GPT for list of systematic trigger types</text:p>
      <text:p text:style-name="P1"/>
      <text:h text:style-name="P9" text:outline-level="2"/>
      <text:list text:style-name="L3">
        <text:list-header>
          <text:p text:style-name="P16"/>
        </text:list-header>
      </text:list>
      <text:p text:style-name="Text_20_body">────────────────────────────────────────────────────────</text:p>
      <text:list text:style-name="L5">
        <text:list-item>
          <text:h text:style-name="P11" text:outline-level="2"><text:span text:style-name="Emphasis"><text:span text:style-name="T8">Review CSO concerns for MCP and see what Windsurf can do</text:span></text:span></text:h>
        </text:list-item>
      </text:list>
      <text:p text:style-name="P19"><text:span text:style-name="Emphasis"><text:span text:style-name="T11">Add Agent Market Place</text:span></text:span></text:p>
      <text:p text:style-name="P1"/>
      <text:p text:style-name="P4"><text:s text:c="2"/><text:span text:style-name="T2"><text:s/>Start <text:s text:c="7"/>= "START",</text:span></text:p>
      <text:p text:style-name="P5"><text:s text:c="5"/>Stop <text:s text:c="8"/>= "STOP",</text:p>
      <text:p text:style-name="P5"><text:s text:c="5"/>Sequential <text:s text:c="2"/>= "SEQUENCE",</text:p>
      <text:p text:style-name="P5"><text:s text:c="5"/>ToolCall <text:s text:c="4"/>= "TOOL_CALL",</text:p>
      <text:p text:style-name="P5"><text:s text:c="5"/>AgentCall <text:s text:c="3"/>= "AGENT_CALL",</text:p>
      <text:p text:style-name="P5"><text:s text:c="5"/>MemoryRead <text:s text:c="2"/>= "MEMORY_READ",</text:p>
      <text:p text:style-name="P5"><text:s text:c="5"/>MemoryWrite <text:s/>= "MEMORY_WRITE",</text:p>
      <text:p text:style-name="P5"><text:s text:c="5"/>Decision <text:s text:c="4"/>= "DECISION",</text:p>
      <text:p text:style-name="P5"><text:s text:c="5"/>ParallelFork = "PARALLEL_FORK",</text:p>
      <text:p text:style-name="P5"><text:s text:c="5"/>ParallelJoin = "PARALLEL_JOIN",</text:p>
      <text:p text:style-name="P5"><text:s text:c="5"/>Loop <text:s text:c="8"/>= "LOOP",</text:p>
      <text:p text:style-name="P5"><text:s text:c="5"/>ErrorRetry <text:s text:c="2"/>= "ERROR_RETRY",</text:p>
      <text:p text:style-name="P5"><text:s text:c="5"/>Timeout <text:s text:c="5"/>= "TIMEOUT",</text:p>
      <text:p text:style-name="P5"><text:s text:c="5"/>HumanPause <text:s text:c="2"/>= "HUMAN_PAUSE",</text:p>
      <text:p text:style-name="P5"><text:s text:c="5"/>SubGraph <text:s text:c="4"/>= "SUB_GRAPH"</text:p>
      <text:p text:style-name="P5"/>
      <text:p text:style-name="P5"/>
      <text:p text:style-name="P3"><text:span text:style-name="T2">Below is a </text:span><text:span text:style-name="Strong_20_Emphasis"><text:span text:style-name="T2">connectivity rule‑book. <text:s/></text:span></text:span><text:span text:style-name="Strong_20_Emphasis"><text:span text:style-name="T3">I need</text:span></text:span><text:span text:style-name="T2"> you </text:span><text:span text:style-name="T3">to create a </text:span><text:span text:style-name="T2">validation layer of </text:span><text:span text:style-name="T3">the</text:span><text:span text:style-name="T2"> </text:span><text:span text:style-name="T3">WorkflowGraph.</text:span><text:span text:style-name="T2"><text:line-break/>It merges what the two runtimes </text:span><text:span text:style-name="T3">(Autogen &amp; LangGraph) </text:span><text:span text:style-name="T2">actually enforce with the conventions most teams follow in production graphs.</text:span></text:p>
      <text:p text:style-name="P5"/>
      <text:p text:style-name="P6">Graph Connectivity Rule-book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2">Operator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llowed incoming edge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llowed outgoing edge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utogen‑only constraint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LangGraph‑only constraint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START</text:span></text:span></text:p>
          </table:table-cell>
          <table:table-cell table:style-name="Table1.A1" office:value-type="string">
            <text:p text:style-name="Table_20_Contents"><text:span text:style-name="Emphasis"><text:span text:style-name="T2">(none)</text:span></text:span></text:p>
          </table:table-cell>
          <table:table-cell table:style-name="Table1.A1" office:value-type="string">
            <text:p text:style-name="P8">Any non‑terminal operator</text:p>
          </table:table-cell>
          <table:table-cell table:style-name="Table1.A1" office:value-type="string">
            <text:p text:style-name="P8">–</text:p>
          </table:table-cell>
          <table:table-cell table:style-name="Table1.A1" office:value-type="string">
            <text:p text:style-name="Table_20_Contents"><text:span text:style-name="Source_20_Text"><text:span text:style-name="T2">START</text:span></text:span><text:span text:style-name="T2"> constant, unique; no incoming edge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TOP / END</text:span></text:span></text:p>
          </table:table-cell>
          <table:table-cell table:style-name="Table1.A1" office:value-type="string">
            <text:p text:style-name="P8">Any operator</text:p>
          </table:table-cell>
          <table:table-cell table:style-name="Table1.A1" office:value-type="string">
            <text:p text:style-name="Table_20_Contents"><text:span text:style-name="Emphasis"><text:span text:style-name="T2">(none)</text:span></text:span></text:p>
          </table:table-cell>
          <table:table-cell table:style-name="Table1.A1" office:value-type="string">
            <text:p text:style-name="P8">–</text:p>
          </table:table-cell>
          <table:table-cell table:style-name="Table1.A1" office:value-type="string">
            <text:p text:style-name="Table_20_Contents"><text:span text:style-name="Source_20_Text"><text:span text:style-name="T2">END</text:span></text:span><text:span text:style-name="T2"> constant; multiple incoming edges ok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AGENT_CALL</text:span></text:span></text:p>
          </table:table-cell>
          <table:table-cell table:style-name="Table1.A1" office:value-type="string">
            <text:p text:style-name="P8">START, Decision, Memory, Join, SubGraph, Error/Timeout, other Agent/Loop</text:p>
          </table:table-cell>
          <table:table-cell table:style-name="Table1.A1" office:value-type="string">
            <text:p text:style-name="P8">Tool Call, Decision, Memory R/W, Parallel Fork, Human Pause, another Agent, Loop exit, STOP</text:p>
          </table:table-cell>
          <table:table-cell table:style-name="Table1.A1" office:value-type="string">
            <text:p text:style-name="P8"> –</text:p>
          </table:table-cell>
          <table:table-cell table:style-name="Table1.A1" office:value-type="string">
            <text:p text:style-name="P8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TOOL_CALL</text:span></text:span></text:p>
          </table:table-cell>
          <table:table-cell table:style-name="Table1.A1" office:value-type="string">
            <text:p text:style-name="P8">Agent Call (required in Autogen)</text:p>
          </table:table-cell>
          <table:table-cell table:style-name="Table1.A1" office:value-type="string">
            <text:p text:style-name="P8">Agent Call, Memory Write, Decision, Fork, Error/Timeout, STOP</text:p>
          </table:table-cell>
          <table:table-cell table:style-name="Table1.A1" office:value-type="string">
            <text:p text:style-name="Table_20_Contents"><text:span text:style-name="Strong_20_Emphasis"><text:span text:style-name="T2">Must be preceded by its Agent</text:span></text:span><text:span text:style-name="T2"> (model‑call → tool‑call pattern)</text:span></text:p>
          </table:table-cell>
          <table:table-cell table:style-name="Table1.A1" office:value-type="string">
            <text:p text:style-name="P8">Can be a first‑class node; may receive from any non‑terminal operat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MEMORY_READ</text:span></text:span></text:p>
          </table:table-cell>
          <table:table-cell table:style-name="Table1.A1" office:value-type="string">
            <text:p text:style-name="P8">Agent Call, Tool Call, Join, <text:soft-page-break/>SubGraph</text:p>
          </table:table-cell>
          <table:table-cell table:style-name="Table1.A1" office:value-type="string">
            <text:p text:style-name="P8">Agent Call, Tool Call, Decision, <text:soft-page-break/>Fork, STOP</text:p>
          </table:table-cell>
          <table:table-cell table:style-name="Table1.A1" office:value-type="string">
            <text:p text:style-name="P8">–</text:p>
          </table:table-cell>
          <table:table-cell table:style-name="Table1.A1" office:value-type="string">
            <text:p text:style-name="P8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MEMORY_WRITE</text:span></text:span></text:p>
          </table:table-cell>
          <table:table-cell table:style-name="Table1.A1" office:value-type="string">
            <text:p text:style-name="P8">Agent Call, Tool Call</text:p>
          </table:table-cell>
          <table:table-cell table:style-name="Table1.A1" office:value-type="string">
            <text:p text:style-name="P8">Agent Call, Decision, Fork, STOP</text:p>
          </table:table-cell>
          <table:table-cell table:style-name="Table1.A1" office:value-type="string">
            <text:p text:style-name="P8">–</text:p>
          </table:table-cell>
          <table:table-cell table:style-name="Table1.A1" office:value-type="string">
            <text:p text:style-name="P8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DECISION / CONDITIONAL</text:span></text:span></text:p>
          </table:table-cell>
          <table:table-cell table:style-name="Table1.A1" office:value-type="string">
            <text:p text:style-name="P8">Agent Call, Tool Call, Memory, Join</text:p>
          </table:table-cell>
          <table:table-cell table:style-name="Table1.A1" office:value-type="string">
            <text:p text:style-name="P8">≥ 2 labelled edges to any operator except START (one may go to STOP)</text:p>
          </table:table-cell>
          <table:table-cell table:style-name="Table1.A1" office:value-type="string">
            <text:p text:style-name="P8">–</text:p>
          </table:table-cell>
          <table:table-cell table:style-name="Table1.A1" office:value-type="string">
            <text:p text:style-name="Table_20_Contents"><text:span text:style-name="T2">Implement with </text:span><text:span text:style-name="Source_20_Text"><text:span text:style-name="T2">add_conditional_edges(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PARALLEL_FORK</text:span></text:span></text:p>
          </table:table-cell>
          <table:table-cell table:style-name="Table1.A1" office:value-type="string">
            <text:p text:style-name="P8">Agent Call, Tool Call, Memory</text:p>
          </table:table-cell>
          <table:table-cell table:style-name="Table1.A1" office:value-type="string">
            <text:p text:style-name="Table_20_Contents"><text:span text:style-name="T2">≥ 2 branches to any worker node; each branch must converge at a </text:span><text:span text:style-name="Strong_20_Emphasis"><text:span text:style-name="T2">Parallel Join</text:span></text:span><text:span text:style-name="T2"> or STOP</text:span></text:p>
          </table:table-cell>
          <table:table-cell table:style-name="Table1.A1" office:value-type="string">
            <text:p text:style-name="P8">–</text:p>
          </table:table-cell>
          <table:table-cell table:style-name="Table1.A1" office:value-type="string">
            <text:p text:style-name="P8">Concurrency handled automatically when you add multiple edg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PARALLEL_JOIN</text:span></text:span></text:p>
          </table:table-cell>
          <table:table-cell table:style-name="Table1.A1" office:value-type="string">
            <text:p text:style-name="P8">≥ 2 upstream branches</text:p>
          </table:table-cell>
          <table:table-cell table:style-name="Table1.A1" office:value-type="string">
            <text:p text:style-name="P8">Single edge to Agent Call, Tool Call, Decision, Memory Write, STOP</text:p>
          </table:table-cell>
          <table:table-cell table:style-name="Table1.A1" office:value-type="string">
            <text:p text:style-name="P8">–</text:p>
          </table:table-cell>
          <table:table-cell table:style-name="Table1.A1" office:value-type="string">
            <text:p text:style-name="Table_20_Contents"><text:span text:style-name="T2">Graph waits until </text:span><text:span text:style-name="Strong_20_Emphasis"><text:span text:style-name="T2">all</text:span></text:span><text:span text:style-name="T2"> inbound nodes finish before continuing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LOOP</text:span></text:span><text:span text:style-name="T2"> (back‑edge)</text:span></text:p>
          </table:table-cell>
          <table:table-cell table:style-name="Table1.A1" office:value-type="string">
            <text:p text:style-name="P8">Any operator</text:p>
          </table:table-cell>
          <table:table-cell table:style-name="Table1.A1" office:value-type="string">
            <text:p text:style-name="P8">Earlier operator + separate exit edge → Decision/STOP</text:p>
          </table:table-cell>
          <table:table-cell table:style-name="Table1.A1" office:value-type="string">
            <text:p text:style-name="P8">–</text:p>
          </table:table-cell>
          <table:table-cell table:style-name="Table1.A1" office:value-type="string">
            <text:p text:style-name="P8">Create with a conditional edge plus recursion limi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ERROR_RETRY</text:span></text:span></text:p>
          </table:table-cell>
          <table:table-cell table:style-name="Table1.A1" office:value-type="string">
            <text:p text:style-name="P8">Any error‑prone operator</text:p>
          </table:table-cell>
          <table:table-cell table:style-name="Table1.A1" office:value-type="string">
            <text:p text:style-name="P8">Back to origin or to Decision/STOP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max_retries_on_error</text:span></text:span><text:span text:style-name="T2"> or custom handlers</text:span></text:p>
          </table:table-cell>
          <table:table-cell table:style-name="Table1.A1" office:value-type="string">
            <text:p text:style-name="Table_20_Contents"><text:span text:style-name="Source_20_Text"><text:span text:style-name="T2">retry</text:span></text:span><text:span text:style-name="T2"> policy per node (</text:span><text:a xlink:type="simple" xlink:href="https://langchain-ai.github.io/langgraph/how-tos/node-retries/" text:style-name="Internet_20_link" text:visited-style-name="Visited_20_Internet_20_Link"><text:span text:style-name="T7">LangChain AI</text:span></text:a><text:span text:style-name="T2">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TIMEOUT</text:span></text:span></text:p>
          </table:table-cell>
          <table:table-cell table:style-name="Table1.A1" office:value-type="string">
            <text:p text:style-name="P8">Any long‑running operator</text:p>
          </table:table-cell>
          <table:table-cell table:style-name="Table1.A1" office:value-type="string">
            <text:p text:style-name="P8">Error Retry, Decision, STOP</text:p>
          </table:table-cell>
          <table:table-cell table:style-name="Table1.A1" office:value-type="string">
            <text:p text:style-name="Table_20_Contents"><text:span text:style-name="Source_20_Text"><text:span text:style-name="T2">TimeoutTermination</text:span></text:span><text:span text:style-name="T2"> guard</text:span></text:p>
          </table:table-cell>
          <table:table-cell table:style-name="Table1.A1" office:value-type="string">
            <text:p text:style-name="Table_20_Contents"><text:span text:style-name="T2">Wrap node with </text:span><text:span text:style-name="Source_20_Text"><text:span text:style-name="T2">asyncio.wait_for</text:span></text:span><text:span text:style-name="T2"> (custom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HUMAN_PAUSE</text:span></text:span></text:p>
          </table:table-cell>
          <table:table-cell table:style-name="Table1.A1" office:value-type="string">
            <text:p text:style-name="P8">Agent Call, Tool Call</text:p>
          </table:table-cell>
          <table:table-cell table:style-name="Table1.A1" office:value-type="string">
            <text:p text:style-name="P8">Resume to Agent Call or Decision</text:p>
          </table:table-cell>
          <table:table-cell table:style-name="Table1.A1" office:value-type="string">
            <text:p text:style-name="Table_20_Contents"><text:span text:style-name="Source_20_Text"><text:span text:style-name="T2">UserProxyAgent</text:span></text:span><text:span text:style-name="T2"> node solicits input</text:span>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interrupt()</text:span></text:span><text:span text:style-name="T2"> breakpoint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UB_GRAPH</text:span></text:span></text:p>
          </table:table-cell>
          <table:table-cell table:style-name="Table1.A1" office:value-type="string">
            <text:p text:style-name="P8">Same as Agent Call</text:p>
          </table:table-cell>
          <table:table-cell table:style-name="Table1.A1" office:value-type="string">
            <text:p text:style-name="P8">Same as Agent Call</text:p>
          </table:table-cell>
          <table:table-cell table:style-name="Table1.A1" office:value-type="string">
            <text:p text:style-name="P8">Nest a Team/GroupChat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builder.add_subgraph()</text:span></text:span><text:span text:style-name="T2">; behaves like a single node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09:35:08.066450756</meta:creation-date>
    <dc:date>2025-05-03T16:44:38.945412677</dc:date>
    <meta:editing-duration>PT2H31M17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5" meta:paragraph-count="142" meta:word-count="869" meta:character-count="5846" meta:non-whitespace-character-count="5019"/>
  </office:meta>
</office:document-meta>
</file>